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MDP USERS</text:p>
      <text:p text:style-name="P1"/>
      <text:p text:style-name="Standard"><text:span text:style-name="T6">email : </text:span>bob@gmail.com<text:span text:style-name="T6"> || pseudo : </text:span><text:span text:style-name="T4">superbob</text:span><text:span text:style-name="T7"> ||</text:span><text:span text:style-name="T6"> psw : superBob=0!</text:span></text:p>
      <text:p text:style-name="P4"><text:span text:style-name="T2">email : </text:span><text:span text:style-name="T3">user@test.com</text:span><text:span text:style-name="T5"> || pseudo : </text:span><text:span text:style-name="T1">userTest</text:span> <text:s/><text:span text:style-name="T5">|| userTest=0!</text:span></text:p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2M30S</meta:editing-duration>
    <meta:editing-cycles>17</meta:editing-cycles>
    <meta:generator>OpenOffice/4.1.15$Win32 OpenOffice.org_project/4115m2$Build-9813</meta:generator>
    <dc:date>2025-05-09T02:55:32.31</dc:date>
    <dc:creator>Arnaud Berthollet</dc:creator>
    <meta:document-statistic meta:table-count="0" meta:image-count="0" meta:object-count="0" meta:page-count="1" meta:paragraph-count="3" meta:word-count="22" meta:character-count="130"/>
    <meta:user-defined meta:name="Info 1"/>
    <meta:user-defined meta:name="Info 2"/>
    <meta:user-defined meta:name="Info 3"/>
    <meta:user-defined meta:name="Info 4"/>
  </office:meta>
</office:document-meta>
</file>